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veConstructorExecutor.ReflectiveConstructorExecutor( Constructor &lt; ? &gt; 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flectiveConstructorExecutor.execute( EvaluationContext context , Object ... argume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flectiveConstructorExecutor.ge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